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f637" officeooo:paragraph-rsid="0005f637" style:font-weight-asian="bold" style:font-weight-complex="bold"/>
    </style:style>
    <style:style style:name="P2" style:family="paragraph" style:parent-style-name="Standard">
      <style:text-properties fo:font-weight="normal" officeooo:rsid="000658f3" officeooo:paragraph-rsid="000658f3" style:font-weight-asian="normal" style:font-weight-complex="normal"/>
    </style:style>
    <style:style style:name="P3" style:family="paragraph" style:parent-style-name="Standard">
      <style:text-properties fo:font-weight="normal" officeooo:rsid="0007d4b5" officeooo:paragraph-rsid="0007d4b5" style:font-weight-asian="normal" style:font-weight-complex="normal"/>
    </style:style>
    <style:style style:name="P4" style:family="paragraph" style:parent-style-name="Standard">
      <style:text-properties fo:font-weight="normal" officeooo:rsid="00099ac3" officeooo:paragraph-rsid="00099ac3" style:font-weight-asian="normal" style:font-weight-complex="normal"/>
    </style:style>
    <style:style style:name="P5" style:family="paragraph" style:parent-style-name="Standard">
      <style:text-properties style:font-name="Ubuntu" fo:font-size="13pt" fo:font-weight="bold" officeooo:rsid="000658f3" officeooo:paragraph-rsid="000658f3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style:font-name="Ubuntu" fo:font-size="13pt" fo:font-weight="normal" officeooo:rsid="000658f3" officeooo:paragraph-rsid="000658f3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font-name="Ubuntu" fo:font-size="13pt" fo:font-weight="normal" officeooo:rsid="0007d4b5" officeooo:paragraph-rsid="0007d4b5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Ubuntu" fo:font-size="13pt" fo:font-weight="normal" officeooo:rsid="00099ac3" officeooo:paragraph-rsid="00099ac3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weight="normal" officeooo:rsid="00099ac3" officeooo:paragraph-rsid="00099ac3" style:font-weight-asian="normal" style:font-weight-complex="normal"/>
    </style:style>
    <style:style style:name="P10" style:family="paragraph" style:parent-style-name="Standard">
      <style:text-properties fo:color="#ce181e" style:font-name="Padauk Book" fo:font-style="italic" style:text-underline-style="solid" style:text-underline-width="auto" style:text-underline-color="font-color" fo:font-weight="normal" officeooo:rsid="000b54c6" officeooo:paragraph-rsid="000b54c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color="#000000" style:font-name="Padauk Book" fo:font-style="italic" style:text-underline-style="solid" style:text-underline-width="auto" style:text-underline-color="font-color" fo:font-weight="normal" officeooo:rsid="000b54c6" officeooo:paragraph-rsid="000b54c6" style:font-style-asian="italic" style:font-weight-asian="normal" style:font-style-complex="italic" style:font-weight-complex="normal"/>
    </style:style>
    <style:style style:name="T1" style:family="text">
      <style:text-properties style:font-name="Ubuntu"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style:font-name="Ubuntu" fo:font-size="13pt" style:font-size-asian="11.3500003814697pt" style:font-size-complex="13pt"/>
    </style:style>
    <style:style style:name="T3" style:family="text">
      <style:text-properties style:font-name="Ubuntu" fo:font-size="13pt" officeooo:rsid="000658f3" style:font-size-asian="11.3500003814697pt" style:font-size-complex="13pt"/>
    </style:style>
    <style:style style:name="T4" style:family="text">
      <style:text-properties style:font-name="Ubuntu" fo:font-size="13pt" fo:font-weight="bold" style:font-size-asian="11.3500003814697pt" style:font-weight-asian="bold" style:font-size-complex="13pt" style:font-weight-complex="bold"/>
    </style:style>
    <style:style style:name="T5" style:family="text">
      <style:text-properties style:font-name="Ubuntu" fo:font-size="13pt" fo:font-weight="bold" officeooo:rsid="00099ac3" style:font-size-asian="11.3500003814697pt" style:font-weight-asian="bold" style:font-size-complex="13pt" style:font-weight-complex="bold"/>
    </style:style>
    <style:style style:name="T6" style:family="text">
      <style:text-properties style:font-name="Ubuntu" fo:font-size="13pt" fo:font-weight="bold" officeooo:rsid="000ad172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0ad172" style:font-size-asian="11.3500003814697pt" style:font-weight-asian="bold" style:font-size-complex="13pt" style:font-weight-complex="bold"/>
    </style:style>
    <style:style style:name="T9" style:family="text"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T10" style:family="text">
      <style:text-properties fo:font-size="13pt" fo:font-style="normal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</text:p>
      <text:p text:style-name="P1">a) <text:span text:style-name="T1">List down four examples of rodents. </text:span><text:span text:style-name="T2">Mice, rats, moles and </text:span><text:span text:style-name="T3">squirrel.</text:span></text:p>
      <text:p text:style-name="P2"><text:span text:style-name="T2">b) Weevils are also called </text:span><text:span text:style-name="T4">snout beetle.</text:span></text:p>
      <text:p text:style-name="P2"><text:span text:style-name="T2">c) Which pests eat the inside of the wood? <text:s/></text:span><text:span text:style-name="T4">Termites.</text:span></text:p>
      <text:p text:style-name="P5"/>
      <text:p text:style-name="P6">7.</text:p>
      <text:p text:style-name="P2"><text:span text:style-name="T2">a) The damage caused on crops <text:s/>depends on the nature of </text:span><text:span text:style-name="T5">their mouth parts.</text:span></text:p>
      <text:p text:style-name="P3"><text:span text:style-name="T2">b) List down four examples of storage pests. </text:span><text:span text:style-name="T4">Weevils, Rodents, Termites and Moths.</text:span></text:p>
      <text:p text:style-name="P7"/>
      <text:p text:style-name="P7">8.</text:p>
      <text:p text:style-name="P3"><text:span text:style-name="T2">a) Name two pests that are both storage and field. </text:span><text:span text:style-name="T4">Rats and mice.</text:span></text:p>
      <text:p text:style-name="P3"><text:span text:style-name="T2">b) List down seven methods of controling pests. </text:span><text:span text:style-name="T4"><text:s/>Poisoning rodents, Scaring, Pruning, Removing weeds, Using chemicals, Introducing predators </text:span><text:span text:style-name="T5">and Traping and killing pests.</text:span></text:p>
      <text:p text:style-name="P8">9.</text:p>
      <text:p text:style-name="P4"><text:span text:style-name="T2">a) A structure constructed on a farm to keep away birds is called </text:span><text:span text:style-name="T4">a scarecrow</text:span></text:p>
      <text:p text:style-name="P4"><text:span text:style-name="T2">b) The most suitable way to control rodents is by </text:span><text:span text:style-name="T4">traping them.</text:span></text:p>
      <text:p text:style-name="P8">10.</text:p>
      <text:p text:style-name="P4"><text:span text:style-name="T2">a) Cutting off the unwanted part or branch of a plant is called </text:span><text:span text:style-name="T4">prunning.</text:span></text:p>
      <text:p text:style-name="P4"><text:span text:style-name="T2">b) Chemicals that are used to control pests are called </text:span><text:span text:style-name="T4">pesticide.</text:span></text:p>
      <text:p text:style-name="P4"><text:span text:style-name="T2">c) Which pests attacks monocots such as maize, sorghum and sugarcane by boring holes on the stems? <text:s/></text:span><text:span text:style-name="T6">Stalk borer.</text:span></text:p>
      <text:p text:style-name="P4"><text:span text:style-name="T6"/></text:p>
      <text:p text:style-name="P10"><text:span text:style-name="T8">C</text:span><text:span text:style-name="T7">ORRECTION</text:span></text:p>
      <text:p text:style-name="P11"><text:span text:style-name="T9">6(b) Weevils are also called </text:span><text:span text:style-name="T10">boring insects.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7:21:54.678906308</meta:creation-date>
    <dc:date>2020-06-09T07:45:33.673499130</dc:date>
    <meta:editing-duration>PT2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76" meta:character-count="1011" meta:non-whitespace-character-count="849"/>
  </office:meta>
</office:document-meta>
</file>